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sponseErrorHandler.getResponseBody( ClientHttp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sponseErrorHandler.hasError( int status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ErrorHandler.getErrorMessage( int rawStatusCode , String statusText , @ Nullable byte [ ] responseBody , @ Nullable Charset char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ResponseErrorHandler.initBodyConvertFunction( ClientHttpResponse response , byte [ ] bod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ResponseErrorHandler.handleError( Client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ErrorHandler.hasError( Client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ErrorHandler.getCharset( ClientHttp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sponseErrorHandler.handleError( ClientHttpResponse response , HttpStatusCode statusC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ResponseErrorHandler.hasError( HttpStatusCode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ponseErrorHandler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ponseErrorHandler.setMessageConverters( List &lt; HttpMessageConverter &lt; ? &gt;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